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sp-metrics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variation_name</text:p>
          </table:table-cell>
          <table:table-cell office:value-type="string" calcext:value-type="string">
            <text:p>position_offset_x</text:p>
          </table:table-cell>
          <table:table-cell office:value-type="string" calcext:value-type="string">
            <text:p>position_offset_y</text:p>
          </table:table-cell>
          <table:table-cell office:value-type="string" calcext:value-type="string">
            <text:p>position_offset_z</text:p>
          </table:table-cell>
          <table:table-cell office:value-type="string" calcext:value-type="string">
            <text:p>rotation_offset_deg_x</text:p>
          </table:table-cell>
          <table:table-cell office:value-type="string" calcext:value-type="string">
            <text:p>rotation_offset_deg_y</text:p>
          </table:table-cell>
          <table:table-cell office:value-type="string" calcext:value-type="string">
            <text:p>rotation_offset_deg_z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ist_COP_x</text:p>
          </table:table-cell>
          <table:table-cell office:value-type="string" calcext:value-type="string">
            <text:p>opt_COPx</text:p>
          </table:table-cell>
          <table:table-cell office:value-type="string" calcext:value-type="string">
            <text:p>CoP+ X</text:p>
          </table:table-cell>
          <table:table-cell office:value-type="string" calcext:value-type="string">
            <text:p>CoP+ Y</text:p>
          </table:table-cell>
          <table:table-cell office:value-type="string" calcext:value-type="string">
            <text:p>CoP+ Z</text:p>
          </table:table-cell>
          <table:table-cell office:value-type="string" calcext:value-type="string">
            <text:p>Taxel+ active</text:p>
          </table:table-cell>
          <table:table-cell office:value-type="string" calcext:value-type="string">
            <text:p>F_max+</text:p>
          </table:table-cell>
          <table:table-cell office:value-type="string" calcext:value-type="string">
            <text:p>F_min+</text:p>
          </table:table-cell>
          <table:table-cell office:value-type="string" calcext:value-type="string">
            <text:p>Dist+</text:p>
          </table:table-cell>
          <table:table-cell office:value-type="string" calcext:value-type="string">
            <text:p>F_mean10</text:p>
          </table:table-cell>
          <table:table-cell office:value-type="string" calcext:value-type="string">
            <text:p>Std_10</text:p>
          </table:table-cell>
          <table:table-cell office:value-type="string" calcext:value-type="string">
            <text:p>Mean_1-5</text:p>
          </table:table-cell>
          <table:table-cell office:value-type="string" calcext:value-type="string">
            <text:p>Mean_7-11</text:p>
          </table:table-cell>
          <table:table-cell office:value-type="string" calcext:value-type="string">
            <text:p>Diff_Means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025-09-15 09:39:28</text:p>
          </table:table-cell>
          <table:table-cell office:value-type="float" office:value="0.0003622" calcext:value-type="float">
            <text:p>0.0003622</text:p>
          </table:table-cell>
          <table:table-cell office:value-type="float" office:value="0.1928122" calcext:value-type="float">
            <text:p>0.1928122</text:p>
          </table:table-cell>
          <table:table-cell office:value-type="float" office:value="0.1931744" calcext:value-type="float">
            <text:p>0.1931744</text:p>
          </table:table-cell>
          <table:table-cell office:value-type="float" office:value="0.5415102" calcext:value-type="float">
            <text:p>0.5415102</text:p>
          </table:table-cell>
          <table:table-cell office:value-type="float" office:value="0.0994033" calcext:value-type="float">
            <text:p>0.0994033</text:p>
          </table:table-cell>
          <table:table-cell office:value-type="float" office:value="2" calcext:value-type="float">
            <text:p>2</text:p>
          </table:table-cell>
          <table:table-cell office:value-type="float" office:value="1.62400996685028" calcext:value-type="float">
            <text:p>1.62400996685028</text:p>
          </table:table-cell>
          <table:table-cell office:value-type="float" office:value="-0.0974733978509903" calcext:value-type="float">
            <text:p>-0.0974733978509903</text:p>
          </table:table-cell>
          <table:table-cell office:value-type="float" office:value="1.72148336470127" calcext:value-type="float">
            <text:p>1.72148336470127</text:p>
          </table:table-cell>
          <table:table-cell office:value-type="float" office:value="0.278026742488146" calcext:value-type="float">
            <text:p>0.278026742488146</text:p>
          </table:table-cell>
          <table:table-cell office:value-type="float" office:value="0.626201504037163" calcext:value-type="float">
            <text:p>0.626201504037163</text:p>
          </table:table-cell>
          <table:table-cell office:value-type="float" office:value="0.324542872980237" calcext:value-type="float">
            <text:p>0.324542872980237</text:p>
          </table:table-cell>
          <table:table-cell office:value-type="float" office:value="0.231510611996055" calcext:value-type="float">
            <text:p>0.231510611996055</text:p>
          </table:table-cell>
          <table:table-cell office:value-type="float" office:value="0.0930322609841823" calcext:value-type="float">
            <text:p>0.0930322609841823</text:p>
          </table:table-cell>
        </table:table-row>
        <table:table-row table:style-name="ro1">
          <table:table-cell office:value-type="string" calcext:value-type="string">
            <text:p>x_plus_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39:40</text:p>
          </table:table-cell>
          <table:table-cell office:value-type="float" office:value="-0.0002866" calcext:value-type="float">
            <text:p>-0.0002866</text:p>
          </table:table-cell>
          <table:table-cell office:value-type="float" office:value="0.1938107" calcext:value-type="float">
            <text:p>0.1938107</text:p>
          </table:table-cell>
          <table:table-cell office:value-type="float" office:value="0.1935241" calcext:value-type="float">
            <text:p>0.1935241</text:p>
          </table:table-cell>
          <table:table-cell office:value-type="float" office:value="0.5415157" calcext:value-type="float">
            <text:p>0.5415157</text:p>
          </table:table-cell>
          <table:table-cell office:value-type="float" office:value="0.099404" calcext:value-type="float">
            <text:p>0.099404</text:p>
          </table:table-cell>
          <table:table-cell office:value-type="float" office:value="2" calcext:value-type="float">
            <text:p>2</text:p>
          </table:table-cell>
          <table:table-cell office:value-type="float" office:value="1.53391659259796" calcext:value-type="float">
            <text:p>1.53391659259796</text:p>
          </table:table-cell>
          <table:table-cell office:value-type="float" office:value="-0.097883403301239" calcext:value-type="float">
            <text:p>-0.097883403301239</text:p>
          </table:table-cell>
          <table:table-cell office:value-type="float" office:value="1.6317999958992" calcext:value-type="float">
            <text:p>1.6317999958992</text:p>
          </table:table-cell>
          <table:table-cell office:value-type="float" office:value="0.267899734247476" calcext:value-type="float">
            <text:p>0.267899734247476</text:p>
          </table:table-cell>
          <table:table-cell office:value-type="float" office:value="0.603205174776693" calcext:value-type="float">
            <text:p>0.603205174776693</text:p>
          </table:table-cell>
          <table:table-cell office:value-type="float" office:value="0.254432870261371" calcext:value-type="float">
            <text:p>0.254432870261371</text:p>
          </table:table-cell>
          <table:table-cell office:value-type="float" office:value="0.281366598233581" calcext:value-type="float">
            <text:p>0.281366598233581</text:p>
          </table:table-cell>
          <table:table-cell office:value-type="float" office:value="0.0269337279722094" calcext:value-type="float">
            <text:p>0.0269337279722094</text:p>
          </table:table-cell>
        </table:table-row>
        <table:table-row table:style-name="ro1">
          <table:table-cell office:value-type="string" calcext:value-type="string">
            <text:p>x_plus_2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39:53</text:p>
          </table:table-cell>
          <table:table-cell office:value-type="float" office:value="-0.000984" calcext:value-type="float">
            <text:p>-0.000984</text:p>
          </table:table-cell>
          <table:table-cell office:value-type="float" office:value="0.1948061" calcext:value-type="float">
            <text:p>0.1948061</text:p>
          </table:table-cell>
          <table:table-cell office:value-type="float" office:value="0.1938221" calcext:value-type="float">
            <text:p>0.1938221</text:p>
          </table:table-cell>
          <table:table-cell office:value-type="float" office:value="0.5415056" calcext:value-type="float">
            <text:p>0.5415056</text:p>
          </table:table-cell>
          <table:table-cell office:value-type="float" office:value="0.0993999" calcext:value-type="float">
            <text:p>0.0993999</text:p>
          </table:table-cell>
          <table:table-cell office:value-type="float" office:value="2" calcext:value-type="float">
            <text:p>2</text:p>
          </table:table-cell>
          <table:table-cell office:value-type="float" office:value="1.91726660728455" calcext:value-type="float">
            <text:p>1.91726660728455</text:p>
          </table:table-cell>
          <table:table-cell office:value-type="float" office:value="-0.0974733978509903" calcext:value-type="float">
            <text:p>-0.0974733978509903</text:p>
          </table:table-cell>
          <table:table-cell office:value-type="float" office:value="2.01474000513554" calcext:value-type="float">
            <text:p>2.01474000513554</text:p>
          </table:table-cell>
          <table:table-cell office:value-type="float" office:value="0.277821742556989" calcext:value-type="float">
            <text:p>0.277821742556989</text:p>
          </table:table-cell>
          <table:table-cell office:value-type="float" office:value="0.658857851493167" calcext:value-type="float">
            <text:p>0.658857851493167</text:p>
          </table:table-cell>
          <table:table-cell office:value-type="float" office:value="0.197360883280635" calcext:value-type="float">
            <text:p>0.197360883280635</text:p>
          </table:table-cell>
          <table:table-cell office:value-type="float" office:value="0.358282601833343" calcext:value-type="float">
            <text:p>0.358282601833343</text:p>
          </table:table-cell>
          <table:table-cell office:value-type="float" office:value="0.160921718552709" calcext:value-type="float">
            <text:p>0.160921718552709</text:p>
          </table:table-cell>
        </table:table-row>
        <table:table-row table:style-name="ro1">
          <table:table-cell office:value-type="string" calcext:value-type="string">
            <text:p>x_plus_3</text:p>
          </table:table-cell>
          <table:table-cell office:value-type="float" office:value="0.003" calcext:value-type="float">
            <text:p>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0:05</text:p>
          </table:table-cell>
          <table:table-cell office:value-type="float" office:value="-0.0015123" calcext:value-type="float">
            <text:p>-0.0015123</text:p>
          </table:table-cell>
          <table:table-cell office:value-type="float" office:value="0.1958086" calcext:value-type="float">
            <text:p>0.1958086</text:p>
          </table:table-cell>
          <table:table-cell office:value-type="float" office:value="0.1942963" calcext:value-type="float">
            <text:p>0.1942963</text:p>
          </table:table-cell>
          <table:table-cell office:value-type="float" office:value="0.5415057" calcext:value-type="float">
            <text:p>0.5415057</text:p>
          </table:table-cell>
          <table:table-cell office:value-type="float" office:value="0.0994008" calcext:value-type="float">
            <text:p>0.0994008</text:p>
          </table:table-cell>
          <table:table-cell office:value-type="float" office:value="2" calcext:value-type="float">
            <text:p>2</text:p>
          </table:table-cell>
          <table:table-cell office:value-type="float" office:value="2.25961661338806" calcext:value-type="float">
            <text:p>2.25961661338806</text:p>
          </table:table-cell>
          <table:table-cell office:value-type="float" office:value="-0.0982934013009071" calcext:value-type="float">
            <text:p>-0.0982934013009071</text:p>
          </table:table-cell>
          <table:table-cell office:value-type="float" office:value="2.35791001468897" calcext:value-type="float">
            <text:p>2.35791001468897</text:p>
          </table:table-cell>
          <table:table-cell office:value-type="float" office:value="0.28995773922652" calcext:value-type="float">
            <text:p>0.28995773922652</text:p>
          </table:table-cell>
          <table:table-cell office:value-type="float" office:value="0.73683402597007" calcext:value-type="float">
            <text:p>0.73683402597007</text:p>
          </table:table-cell>
          <table:table-cell office:value-type="float" office:value="0.15340887606144" calcext:value-type="float">
            <text:p>0.15340887606144</text:p>
          </table:table-cell>
          <table:table-cell office:value-type="float" office:value="0.426506602391601" calcext:value-type="float">
            <text:p>0.426506602391601</text:p>
          </table:table-cell>
          <table:table-cell office:value-type="float" office:value="0.273097726330161" calcext:value-type="float">
            <text:p>0.273097726330161</text:p>
          </table:table-cell>
        </table:table-row>
        <table:table-row table:style-name="ro1">
          <table:table-cell office:value-type="string" calcext:value-type="string">
            <text:p>x_plus_4</text:p>
          </table:table-cell>
          <table:table-cell office:value-type="float" office:value="0.004" calcext:value-type="float">
            <text:p>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0:17</text:p>
          </table:table-cell>
          <table:table-cell office:value-type="float" office:value="-0.0018963" calcext:value-type="float">
            <text:p>-0.0018963</text:p>
          </table:table-cell>
          <table:table-cell office:value-type="float" office:value="0.1968133" calcext:value-type="float">
            <text:p>0.1968133</text:p>
          </table:table-cell>
          <table:table-cell office:value-type="float" office:value="0.194917" calcext:value-type="float">
            <text:p>0.194917</text:p>
          </table:table-cell>
          <table:table-cell office:value-type="float" office:value="0.5415239" calcext:value-type="float">
            <text:p>0.5415239</text:p>
          </table:table-cell>
          <table:table-cell office:value-type="float" office:value="0.0993971" calcext:value-type="float">
            <text:p>0.0993971</text:p>
          </table:table-cell>
          <table:table-cell office:value-type="float" office:value="2" calcext:value-type="float">
            <text:p>2</text:p>
          </table:table-cell>
          <table:table-cell office:value-type="float" office:value="2.5150465965271" calcext:value-type="float">
            <text:p>2.5150465965271</text:p>
          </table:table-cell>
          <table:table-cell office:value-type="float" office:value="-0.0982934013009071" calcext:value-type="float">
            <text:p>-0.0982934013009071</text:p>
          </table:table-cell>
          <table:table-cell office:value-type="float" office:value="2.61333999782801" calcext:value-type="float">
            <text:p>2.61333999782801</text:p>
          </table:table-cell>
          <table:table-cell office:value-type="float" office:value="0.297624737070873" calcext:value-type="float">
            <text:p>0.297624737070873</text:p>
          </table:table-cell>
          <table:table-cell office:value-type="float" office:value="0.804375256402961" calcext:value-type="float">
            <text:p>0.804375256402961</text:p>
          </table:table-cell>
          <table:table-cell office:value-type="float" office:value="0.118066875264049" calcext:value-type="float">
            <text:p>0.118066875264049</text:p>
          </table:table-cell>
          <table:table-cell office:value-type="float" office:value="0.477182598877698" calcext:value-type="float">
            <text:p>0.477182598877698</text:p>
          </table:table-cell>
          <table:table-cell office:value-type="float" office:value="0.35911572361365" calcext:value-type="float">
            <text:p>0.35911572361365</text:p>
          </table:table-cell>
        </table:table-row>
        <table:table-row table:style-name="ro1">
          <table:table-cell office:value-type="string" calcext:value-type="string">
            <text:p>x_plus_5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0:30</text:p>
          </table:table-cell>
          <table:table-cell office:value-type="float" office:value="-0.0021331" calcext:value-type="float">
            <text:p>-0.0021331</text:p>
          </table:table-cell>
          <table:table-cell office:value-type="float" office:value="0.1978064" calcext:value-type="float">
            <text:p>0.1978064</text:p>
          </table:table-cell>
          <table:table-cell office:value-type="float" office:value="0.1956733" calcext:value-type="float">
            <text:p>0.1956733</text:p>
          </table:table-cell>
          <table:table-cell office:value-type="float" office:value="0.5415074" calcext:value-type="float">
            <text:p>0.5415074</text:p>
          </table:table-cell>
          <table:table-cell office:value-type="float" office:value="0.0994032" calcext:value-type="float">
            <text:p>0.0994032</text:p>
          </table:table-cell>
          <table:table-cell office:value-type="float" office:value="2" calcext:value-type="float">
            <text:p>2</text:p>
          </table:table-cell>
          <table:table-cell office:value-type="float" office:value="2.58966660499573" calcext:value-type="float">
            <text:p>2.58966660499573</text:p>
          </table:table-cell>
          <table:table-cell office:value-type="float" office:value="-0.097883403301239" calcext:value-type="float">
            <text:p>-0.097883403301239</text:p>
          </table:table-cell>
          <table:table-cell office:value-type="float" office:value="2.68755000829697" calcext:value-type="float">
            <text:p>2.68755000829697</text:p>
          </table:table-cell>
          <table:table-cell office:value-type="float" office:value="0.291638739826158" calcext:value-type="float">
            <text:p>0.291638739826158</text:p>
          </table:table-cell>
          <table:table-cell office:value-type="float" office:value="0.823354273903834" calcext:value-type="float">
            <text:p>0.823354273903834</text:p>
          </table:table-cell>
          <table:table-cell office:value-type="float" office:value="0.0916628796607256" calcext:value-type="float">
            <text:p>0.0916628796607256</text:p>
          </table:table-cell>
          <table:table-cell office:value-type="float" office:value="0.49161459999159" calcext:value-type="float">
            <text:p>0.49161459999159</text:p>
          </table:table-cell>
          <table:table-cell office:value-type="float" office:value="0.399951720330864" calcext:value-type="float">
            <text:p>0.399951720330864</text:p>
          </table:table-cell>
        </table:table-row>
        <table:table-row table:style-name="ro1">
          <table:table-cell office:value-type="string" calcext:value-type="string">
            <text:p>x_plus_6</text:p>
          </table:table-cell>
          <table:table-cell office:value-type="float" office:value="0.006" calcext:value-type="float">
            <text:p>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0:43</text:p>
          </table:table-cell>
          <table:table-cell office:value-type="float" office:value="-0.0022984" calcext:value-type="float">
            <text:p>-0.0022984</text:p>
          </table:table-cell>
          <table:table-cell office:value-type="float" office:value="0.1988075" calcext:value-type="float">
            <text:p>0.1988075</text:p>
          </table:table-cell>
          <table:table-cell office:value-type="float" office:value="0.1965091" calcext:value-type="float">
            <text:p>0.1965091</text:p>
          </table:table-cell>
          <table:table-cell office:value-type="float" office:value="0.5415097" calcext:value-type="float">
            <text:p>0.5415097</text:p>
          </table:table-cell>
          <table:table-cell office:value-type="float" office:value="0.0994" calcext:value-type="float">
            <text:p>0.0994</text:p>
          </table:table-cell>
          <table:table-cell office:value-type="float" office:value="2" calcext:value-type="float">
            <text:p>2</text:p>
          </table:table-cell>
          <table:table-cell office:value-type="float" office:value="2.57039666175842" calcext:value-type="float">
            <text:p>2.57039666175842</text:p>
          </table:table-cell>
          <table:table-cell office:value-type="float" office:value="-0.0987033993005753" calcext:value-type="float">
            <text:p>-0.0987033993005753</text:p>
          </table:table-cell>
          <table:table-cell office:value-type="float" office:value="2.669100061059" calcext:value-type="float">
            <text:p>2.669100061059</text:p>
          </table:table-cell>
          <table:table-cell office:value-type="float" office:value="0.279584745597094" calcext:value-type="float">
            <text:p>0.279584745597094</text:p>
          </table:table-cell>
          <table:table-cell office:value-type="float" office:value="0.815670971574292" calcext:value-type="float">
            <text:p>0.815670971574292</text:p>
          </table:table-cell>
          <table:table-cell office:value-type="float" office:value="0.071736878529191" calcext:value-type="float">
            <text:p>0.071736878529191</text:p>
          </table:table-cell>
          <table:table-cell office:value-type="float" office:value="0.487432612664998" calcext:value-type="float">
            <text:p>0.487432612664998</text:p>
          </table:table-cell>
          <table:table-cell office:value-type="float" office:value="0.415695734135807" calcext:value-type="float">
            <text:p>0.415695734135807</text:p>
          </table:table-cell>
        </table:table-row>
        <table:table-row table:style-name="ro1">
          <table:table-cell office:value-type="string" calcext:value-type="string">
            <text:p>x_plus_7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0:55</text:p>
          </table:table-cell>
          <table:table-cell office:value-type="float" office:value="-0.002385" calcext:value-type="float">
            <text:p>-0.002385</text:p>
          </table:table-cell>
          <table:table-cell office:value-type="float" office:value="0.1998096" calcext:value-type="float">
            <text:p>0.1998096</text:p>
          </table:table-cell>
          <table:table-cell office:value-type="float" office:value="0.1974246" calcext:value-type="float">
            <text:p>0.1974246</text:p>
          </table:table-cell>
          <table:table-cell office:value-type="float" office:value="0.5415068" calcext:value-type="float">
            <text:p>0.5415068</text:p>
          </table:table-cell>
          <table:table-cell office:value-type="float" office:value="0.0994024" calcext:value-type="float">
            <text:p>0.0994024</text:p>
          </table:table-cell>
          <table:table-cell office:value-type="float" office:value="2" calcext:value-type="float">
            <text:p>2</text:p>
          </table:table-cell>
          <table:table-cell office:value-type="float" office:value="2.29610657691956" calcext:value-type="float">
            <text:p>2.29610657691956</text:p>
          </table:table-cell>
          <table:table-cell office:value-type="float" office:value="-0.0982934013009071" calcext:value-type="float">
            <text:p>-0.0982934013009071</text:p>
          </table:table-cell>
          <table:table-cell office:value-type="float" office:value="2.39439997822046" calcext:value-type="float">
            <text:p>2.39439997822046</text:p>
          </table:table-cell>
          <table:table-cell office:value-type="float" office:value="0.243094736430794" calcext:value-type="float">
            <text:p>0.243094736430794</text:p>
          </table:table-cell>
          <table:table-cell office:value-type="float" office:value="0.729370094774521" calcext:value-type="float">
            <text:p>0.729370094774521</text:p>
          </table:table-cell>
          <table:table-cell office:value-type="float" office:value="0.0541068777441978" calcext:value-type="float">
            <text:p>0.0541068777441978</text:p>
          </table:table-cell>
          <table:table-cell office:value-type="float" office:value="0.43208259511739" calcext:value-type="float">
            <text:p>0.43208259511739</text:p>
          </table:table-cell>
          <table:table-cell office:value-type="float" office:value="0.377975717373192" calcext:value-type="float">
            <text:p>0.377975717373192</text:p>
          </table:table-cell>
        </table:table-row>
        <table:table-row table:style-name="ro1">
          <table:table-cell office:value-type="string" calcext:value-type="string">
            <text:p>x_plus_8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1:08</text:p>
          </table:table-cell>
          <table:table-cell office:value-type="float" office:value="-0.0023918" calcext:value-type="float">
            <text:p>-0.0023918</text:p>
          </table:table-cell>
          <table:table-cell office:value-type="float" office:value="0.2008088" calcext:value-type="float">
            <text:p>0.2008088</text:p>
          </table:table-cell>
          <table:table-cell office:value-type="float" office:value="0.198417" calcext:value-type="float">
            <text:p>0.198417</text:p>
          </table:table-cell>
          <table:table-cell office:value-type="float" office:value="0.5415051" calcext:value-type="float">
            <text:p>0.5415051</text:p>
          </table:table-cell>
          <table:table-cell office:value-type="float" office:value="0.0994015" calcext:value-type="float">
            <text:p>0.0994015</text:p>
          </table:table-cell>
          <table:table-cell office:value-type="float" office:value="2" calcext:value-type="float">
            <text:p>2</text:p>
          </table:table-cell>
          <table:table-cell office:value-type="float" office:value="2.03165650367737" calcext:value-type="float">
            <text:p>2.03165650367737</text:p>
          </table:table-cell>
          <table:table-cell office:value-type="float" office:value="-0.097883403301239" calcext:value-type="float">
            <text:p>-0.097883403301239</text:p>
          </table:table-cell>
          <table:table-cell office:value-type="float" office:value="2.12953990697861" calcext:value-type="float">
            <text:p>2.12953990697861</text:p>
          </table:table-cell>
          <table:table-cell office:value-type="float" office:value="0.212631731247529" calcext:value-type="float">
            <text:p>0.212631731247529</text:p>
          </table:table-cell>
          <table:table-cell office:value-type="float" office:value="0.64647117284301" calcext:value-type="float">
            <text:p>0.64647117284301</text:p>
          </table:table-cell>
          <table:table-cell office:value-type="float" office:value="0.0460708823055029" calcext:value-type="float">
            <text:p>0.0460708823055029</text:p>
          </table:table-cell>
          <table:table-cell office:value-type="float" office:value="0.379192580189556" calcext:value-type="float">
            <text:p>0.379192580189556</text:p>
          </table:table-cell>
          <table:table-cell office:value-type="float" office:value="0.333121697884053" calcext:value-type="float">
            <text:p>0.333121697884053</text:p>
          </table:table-cell>
        </table:table-row>
        <table:table-row table:style-name="ro1">
          <table:table-cell office:value-type="string" calcext:value-type="string">
            <text:p>x_minus_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1:20</text:p>
          </table:table-cell>
          <table:table-cell office:value-type="float" office:value="0.000936" calcext:value-type="float">
            <text:p>0.000936</text:p>
          </table:table-cell>
          <table:table-cell office:value-type="float" office:value="0.1918298" calcext:value-type="float">
            <text:p>0.1918298</text:p>
          </table:table-cell>
          <table:table-cell office:value-type="float" office:value="0.1927659" calcext:value-type="float">
            <text:p>0.1927659</text:p>
          </table:table-cell>
          <table:table-cell office:value-type="float" office:value="0.5415038" calcext:value-type="float">
            <text:p>0.5415038</text:p>
          </table:table-cell>
          <table:table-cell office:value-type="float" office:value="0.0993419" calcext:value-type="float">
            <text:p>0.0993419</text:p>
          </table:table-cell>
          <table:table-cell office:value-type="float" office:value="2" calcext:value-type="float">
            <text:p>2</text:p>
          </table:table-cell>
          <table:table-cell office:value-type="float" office:value="1.86222004890442" calcext:value-type="float">
            <text:p>1.86222004890442</text:p>
          </table:table-cell>
          <table:table-cell office:value-type="float" office:value="-0.0987033993005753" calcext:value-type="float">
            <text:p>-0.0987033993005753</text:p>
          </table:table-cell>
          <table:table-cell office:value-type="float" office:value="1.96092344820499" calcext:value-type="float">
            <text:p>1.96092344820499</text:p>
          </table:table-cell>
          <table:table-cell office:value-type="float" office:value="0.272409744234756" calcext:value-type="float">
            <text:p>0.272409744234756</text:p>
          </table:table-cell>
          <table:table-cell office:value-type="float" office:value="0.644514850197689" calcext:value-type="float">
            <text:p>0.644514850197689</text:p>
          </table:table-cell>
          <table:table-cell office:value-type="float" office:value="0.371118889376521" calcext:value-type="float">
            <text:p>0.371118889376521</text:p>
          </table:table-cell>
          <table:table-cell office:value-type="float" office:value="0.17370059909299" calcext:value-type="float">
            <text:p>0.17370059909299</text:p>
          </table:table-cell>
          <table:table-cell office:value-type="float" office:value="0.197418290283531" calcext:value-type="float">
            <text:p>0.197418290283531</text:p>
          </table:table-cell>
        </table:table-row>
        <table:table-row table:style-name="ro1">
          <table:table-cell office:value-type="string" calcext:value-type="string">
            <text:p>x_minus_2</text:p>
          </table:table-cell>
          <table:table-cell office:value-type="float" office:value="-0.002" calcext:value-type="float">
            <text:p>-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1:33</text:p>
          </table:table-cell>
          <table:table-cell office:value-type="float" office:value="0.0014392" calcext:value-type="float">
            <text:p>0.0014392</text:p>
          </table:table-cell>
          <table:table-cell office:value-type="float" office:value="0.1908109" calcext:value-type="float">
            <text:p>0.1908109</text:p>
          </table:table-cell>
          <table:table-cell office:value-type="float" office:value="0.19225" calcext:value-type="float">
            <text:p>0.19225</text:p>
          </table:table-cell>
          <table:table-cell office:value-type="float" office:value="0.5415072" calcext:value-type="float">
            <text:p>0.5415072</text:p>
          </table:table-cell>
          <table:table-cell office:value-type="float" office:value="0.0994011" calcext:value-type="float">
            <text:p>0.0994011</text:p>
          </table:table-cell>
          <table:table-cell office:value-type="float" office:value="2" calcext:value-type="float">
            <text:p>2</text:p>
          </table:table-cell>
          <table:table-cell office:value-type="float" office:value="2.08116006851196" calcext:value-type="float">
            <text:p>2.08116006851196</text:p>
          </table:table-cell>
          <table:table-cell office:value-type="float" office:value="-0.0995234027504921" calcext:value-type="float">
            <text:p>-0.0995234027504921</text:p>
          </table:table-cell>
          <table:table-cell office:value-type="float" office:value="2.18068347126245" calcext:value-type="float">
            <text:p>2.18068347126245</text:p>
          </table:table-cell>
          <table:table-cell office:value-type="float" office:value="0.269539744500071" calcext:value-type="float">
            <text:p>0.269539744500071</text:p>
          </table:table-cell>
          <table:table-cell office:value-type="float" office:value="0.683163827246695" calcext:value-type="float">
            <text:p>0.683163827246695</text:p>
          </table:table-cell>
          <table:table-cell office:value-type="float" office:value="0.414086893945932" calcext:value-type="float">
            <text:p>0.414086893945932</text:p>
          </table:table-cell>
          <table:table-cell office:value-type="float" office:value="0.124992595054209" calcext:value-type="float">
            <text:p>0.124992595054209</text:p>
          </table:table-cell>
          <table:table-cell office:value-type="float" office:value="0.289094298891723" calcext:value-type="float">
            <text:p>0.289094298891723</text:p>
          </table:table-cell>
        </table:table-row>
        <table:table-row table:style-name="ro1">
          <table:table-cell office:value-type="string" calcext:value-type="string">
            <text:p>x_minus_3</text:p>
          </table:table-cell>
          <table:table-cell office:value-type="float" office:value="-0.003" calcext:value-type="float">
            <text:p>-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1:45</text:p>
          </table:table-cell>
          <table:table-cell office:value-type="float" office:value="0.0017847" calcext:value-type="float">
            <text:p>0.0017847</text:p>
          </table:table-cell>
          <table:table-cell office:value-type="float" office:value="0.1898065" calcext:value-type="float">
            <text:p>0.1898065</text:p>
          </table:table-cell>
          <table:table-cell office:value-type="float" office:value="0.1915912" calcext:value-type="float">
            <text:p>0.1915912</text:p>
          </table:table-cell>
          <table:table-cell office:value-type="float" office:value="0.5415059" calcext:value-type="float">
            <text:p>0.5415059</text:p>
          </table:table-cell>
          <table:table-cell office:value-type="float" office:value="0.0994072" calcext:value-type="float">
            <text:p>0.0994072</text:p>
          </table:table-cell>
          <table:table-cell office:value-type="float" office:value="2" calcext:value-type="float">
            <text:p>2</text:p>
          </table:table-cell>
          <table:table-cell office:value-type="float" office:value="2.18693995475769" calcext:value-type="float">
            <text:p>2.18693995475769</text:p>
          </table:table-cell>
          <table:table-cell office:value-type="float" office:value="-0.0995234027504921" calcext:value-type="float">
            <text:p>-0.0995234027504921</text:p>
          </table:table-cell>
          <table:table-cell office:value-type="float" office:value="2.28646335750818" calcext:value-type="float">
            <text:p>2.28646335750818</text:p>
          </table:table-cell>
          <table:table-cell office:value-type="float" office:value="0.262241734331474" calcext:value-type="float">
            <text:p>0.262241734331474</text:p>
          </table:table-cell>
          <table:table-cell office:value-type="float" office:value="0.703776531328547" calcext:value-type="float">
            <text:p>0.703776531328547</text:p>
          </table:table-cell>
          <table:table-cell office:value-type="float" office:value="0.434996870532632" calcext:value-type="float">
            <text:p>0.434996870532632</text:p>
          </table:table-cell>
          <table:table-cell office:value-type="float" office:value="0.0894865981303155" calcext:value-type="float">
            <text:p>0.0894865981303155</text:p>
          </table:table-cell>
          <table:table-cell office:value-type="float" office:value="0.345510272402316" calcext:value-type="float">
            <text:p>0.345510272402316</text:p>
          </table:table-cell>
        </table:table-row>
        <table:table-row table:style-name="ro1">
          <table:table-cell office:value-type="string" calcext:value-type="string">
            <text:p>x_minus_4</text:p>
          </table:table-cell>
          <table:table-cell office:value-type="float" office:value="-0.004" calcext:value-type="float">
            <text:p>-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1:58</text:p>
          </table:table-cell>
          <table:table-cell office:value-type="float" office:value="0.0020103" calcext:value-type="float">
            <text:p>0.0020103</text:p>
          </table:table-cell>
          <table:table-cell office:value-type="float" office:value="0.1888061" calcext:value-type="float">
            <text:p>0.1888061</text:p>
          </table:table-cell>
          <table:table-cell office:value-type="float" office:value="0.1908164" calcext:value-type="float">
            <text:p>0.1908164</text:p>
          </table:table-cell>
          <table:table-cell office:value-type="float" office:value="0.5415093" calcext:value-type="float">
            <text:p>0.5415093</text:p>
          </table:table-cell>
          <table:table-cell office:value-type="float" office:value="0.0994038" calcext:value-type="float">
            <text:p>0.0994038</text:p>
          </table:table-cell>
          <table:table-cell office:value-type="float" office:value="2" calcext:value-type="float">
            <text:p>2</text:p>
          </table:table-cell>
          <table:table-cell office:value-type="float" office:value="2.1385600566864" calcext:value-type="float">
            <text:p>2.1385600566864</text:p>
          </table:table-cell>
          <table:table-cell office:value-type="float" office:value="-0.0999334007501602" calcext:value-type="float">
            <text:p>-0.0999334007501602</text:p>
          </table:table-cell>
          <table:table-cell office:value-type="float" office:value="2.23849345743656" calcext:value-type="float">
            <text:p>2.23849345743656</text:p>
          </table:table-cell>
          <table:table-cell office:value-type="float" office:value="0.243299746885896" calcext:value-type="float">
            <text:p>0.243299746885896</text:p>
          </table:table-cell>
          <table:table-cell office:value-type="float" office:value="0.683588657043502" calcext:value-type="float">
            <text:p>0.683588657043502</text:p>
          </table:table-cell>
          <table:table-cell office:value-type="float" office:value="0.424664891138673" calcext:value-type="float">
            <text:p>0.424664891138673</text:p>
          </table:table-cell>
          <table:table-cell office:value-type="float" office:value="0.0619346026331186" calcext:value-type="float">
            <text:p>0.0619346026331186</text:p>
          </table:table-cell>
          <table:table-cell office:value-type="float" office:value="0.362730288505554" calcext:value-type="float">
            <text:p>0.362730288505554</text:p>
          </table:table-cell>
        </table:table-row>
        <table:table-row table:style-name="ro1">
          <table:table-cell office:value-type="string" calcext:value-type="string">
            <text:p>x_minus_5</text:p>
          </table:table-cell>
          <table:table-cell office:value-type="float" office:value="-0.005" calcext:value-type="float">
            <text:p>-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2:10</text:p>
          </table:table-cell>
          <table:table-cell office:value-type="float" office:value="0.0021889" calcext:value-type="float">
            <text:p>0.0021889</text:p>
          </table:table-cell>
          <table:table-cell office:value-type="float" office:value="0.1878124" calcext:value-type="float">
            <text:p>0.1878124</text:p>
          </table:table-cell>
          <table:table-cell office:value-type="float" office:value="0.1900014" calcext:value-type="float">
            <text:p>0.1900014</text:p>
          </table:table-cell>
          <table:table-cell office:value-type="float" office:value="0.5415079" calcext:value-type="float">
            <text:p>0.5415079</text:p>
          </table:table-cell>
          <table:table-cell office:value-type="float" office:value="0.0993998" calcext:value-type="float">
            <text:p>0.0993998</text:p>
          </table:table-cell>
          <table:table-cell office:value-type="float" office:value="2" calcext:value-type="float">
            <text:p>2</text:p>
          </table:table-cell>
          <table:table-cell office:value-type="float" office:value="2.10945010185242" calcext:value-type="float">
            <text:p>2.10945010185242</text:p>
          </table:table-cell>
          <table:table-cell office:value-type="float" office:value="-0.101573400199413" calcext:value-type="float">
            <text:p>-0.101573400199413</text:p>
          </table:table-cell>
          <table:table-cell office:value-type="float" office:value="2.21102350205183" calcext:value-type="float">
            <text:p>2.21102350205183</text:p>
          </table:table-cell>
          <table:table-cell office:value-type="float" office:value="0.230507750679681" calcext:value-type="float">
            <text:p>0.230507750679681</text:p>
          </table:table-cell>
          <table:table-cell office:value-type="float" office:value="0.672222865695186" calcext:value-type="float">
            <text:p>0.672222865695186</text:p>
          </table:table-cell>
          <table:table-cell office:value-type="float" office:value="0.418596900627017" calcext:value-type="float">
            <text:p>0.418596900627017</text:p>
          </table:table-cell>
          <table:table-cell office:value-type="float" office:value="0.0424186007323442" calcext:value-type="float">
            <text:p>0.0424186007323442</text:p>
          </table:table-cell>
          <table:table-cell office:value-type="float" office:value="0.376178299894673" calcext:value-type="float">
            <text:p>0.376178299894673</text:p>
          </table:table-cell>
        </table:table-row>
        <table:table-row table:style-name="ro1">
          <table:table-cell office:value-type="string" calcext:value-type="string">
            <text:p>x_minus_6</text:p>
          </table:table-cell>
          <table:table-cell office:value-type="float" office:value="-0.006" calcext:value-type="float">
            <text:p>-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2:23</text:p>
          </table:table-cell>
          <table:table-cell office:value-type="float" office:value="0.0021989" calcext:value-type="float">
            <text:p>0.0021989</text:p>
          </table:table-cell>
          <table:table-cell office:value-type="float" office:value="0.1868094" calcext:value-type="float">
            <text:p>0.1868094</text:p>
          </table:table-cell>
          <table:table-cell office:value-type="float" office:value="0.1889883" calcext:value-type="float">
            <text:p>0.1889883</text:p>
          </table:table-cell>
          <table:table-cell office:value-type="float" office:value="0.5415061" calcext:value-type="float">
            <text:p>0.5415061</text:p>
          </table:table-cell>
          <table:table-cell office:value-type="float" office:value="0.0994005" calcext:value-type="float">
            <text:p>0.0994005</text:p>
          </table:table-cell>
          <table:table-cell office:value-type="float" office:value="2" calcext:value-type="float">
            <text:p>2</text:p>
          </table:table-cell>
          <table:table-cell office:value-type="float" office:value="1.81015002727509" calcext:value-type="float">
            <text:p>1.81015002727509</text:p>
          </table:table-cell>
          <table:table-cell office:value-type="float" office:value="-0.101573400199413" calcext:value-type="float">
            <text:p>-0.101573400199413</text:p>
          </table:table-cell>
          <table:table-cell office:value-type="float" office:value="1.9117234274745" calcext:value-type="float">
            <text:p>1.9117234274745</text:p>
          </table:table-cell>
          <table:table-cell office:value-type="float" office:value="0.195411742152646" calcext:value-type="float">
            <text:p>0.195411742152646</text:p>
          </table:table-cell>
          <table:table-cell office:value-type="float" office:value="0.578448644737166" calcext:value-type="float">
            <text:p>0.578448644737166</text:p>
          </table:table-cell>
          <table:table-cell office:value-type="float" office:value="0.358162885159254" calcext:value-type="float">
            <text:p>0.358162885159254</text:p>
          </table:table-cell>
          <table:table-cell office:value-type="float" office:value="0.0326605991460383" calcext:value-type="float">
            <text:p>0.0326605991460383</text:p>
          </table:table-cell>
          <table:table-cell office:value-type="float" office:value="0.325502286013216" calcext:value-type="float">
            <text:p>0.325502286013216</text:p>
          </table:table-cell>
        </table:table-row>
        <table:table-row table:style-name="ro1">
          <table:table-cell office:value-type="string" calcext:value-type="string">
            <text:p>x_minus_7</text:p>
          </table:table-cell>
          <table:table-cell office:value-type="float" office:value="-0.007" calcext:value-type="float">
            <text:p>-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2:36</text:p>
          </table:table-cell>
          <table:table-cell office:value-type="float" office:value="0.0022419" calcext:value-type="float">
            <text:p>0.0022419</text:p>
          </table:table-cell>
          <table:table-cell office:value-type="float" office:value="0.1858078" calcext:value-type="float">
            <text:p>0.1858078</text:p>
          </table:table-cell>
          <table:table-cell office:value-type="float" office:value="0.1879496" calcext:value-type="float">
            <text:p>0.1879496</text:p>
          </table:table-cell>
          <table:table-cell office:value-type="float" office:value="0.5415066" calcext:value-type="float">
            <text:p>0.5415066</text:p>
          </table:table-cell>
          <table:table-cell office:value-type="float" office:value="0.0993984" calcext:value-type="float">
            <text:p>0.0993984</text:p>
          </table:table-cell>
          <table:table-cell office:value-type="float" office:value="2" calcext:value-type="float">
            <text:p>2</text:p>
          </table:table-cell>
          <table:table-cell office:value-type="float" office:value="1.57070994377136" calcext:value-type="float">
            <text:p>1.57070994377136</text:p>
          </table:table-cell>
          <table:table-cell office:value-type="float" office:value="-0.100753396749496" calcext:value-type="float">
            <text:p>-0.100753396749496</text:p>
          </table:table-cell>
          <table:table-cell office:value-type="float" office:value="1.67146334052086" calcext:value-type="float">
            <text:p>1.67146334052086</text:p>
          </table:table-cell>
          <table:table-cell office:value-type="float" office:value="0.168351735267788" calcext:value-type="float">
            <text:p>0.168351735267788</text:p>
          </table:table-cell>
          <table:table-cell office:value-type="float" office:value="0.503639786902214" calcext:value-type="float">
            <text:p>0.503639786902214</text:p>
          </table:table-cell>
          <table:table-cell office:value-type="float" office:value="0.310438869148493" calcext:value-type="float">
            <text:p>0.310438869148493</text:p>
          </table:table-cell>
          <table:table-cell office:value-type="float" office:value="0.0262646013870835" calcext:value-type="float">
            <text:p>0.0262646013870835</text:p>
          </table:table-cell>
          <table:table-cell office:value-type="float" office:value="0.284174267761409" calcext:value-type="float">
            <text:p>0.284174267761409</text:p>
          </table:table-cell>
        </table:table-row>
        <table:table-row table:style-name="ro1">
          <table:table-cell office:value-type="string" calcext:value-type="string">
            <text:p>x_minus_8</text:p>
          </table:table-cell>
          <table:table-cell office:value-type="float" office:value="-0.008" calcext:value-type="float">
            <text:p>-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42:48</text:p>
          </table:table-cell>
          <table:table-cell office:value-type="float" office:value="0.0018454" calcext:value-type="float">
            <text:p>0.0018454</text:p>
          </table:table-cell>
          <table:table-cell office:value-type="float" office:value="0.1848089" calcext:value-type="float">
            <text:p>0.1848089</text:p>
          </table:table-cell>
          <table:table-cell office:value-type="float" office:value="0.1866543" calcext:value-type="float">
            <text:p>0.1866543</text:p>
          </table:table-cell>
          <table:table-cell office:value-type="float" office:value="0.5415059" calcext:value-type="float">
            <text:p>0.5415059</text:p>
          </table:table-cell>
          <table:table-cell office:value-type="float" office:value="0.0993977" calcext:value-type="float">
            <text:p>0.0993977</text:p>
          </table:table-cell>
          <table:table-cell office:value-type="float" office:value="2" calcext:value-type="float">
            <text:p>2</text:p>
          </table:table-cell>
          <table:table-cell office:value-type="float" office:value="1.03483998775482" calcext:value-type="float">
            <text:p>1.03483998775482</text:p>
          </table:table-cell>
          <table:table-cell office:value-type="float" office:value="-0.10239340364933" calcext:value-type="float">
            <text:p>-0.10239340364933</text:p>
          </table:table-cell>
          <table:table-cell office:value-type="float" office:value="1.13723339140415" calcext:value-type="float">
            <text:p>1.13723339140415</text:p>
          </table:table-cell>
          <table:table-cell office:value-type="float" office:value="0.112222739122808" calcext:value-type="float">
            <text:p>0.112222739122808</text:p>
          </table:table-cell>
          <table:table-cell office:value-type="float" office:value="0.338465930899941" calcext:value-type="float">
            <text:p>0.338465930899941</text:p>
          </table:table-cell>
          <table:table-cell office:value-type="float" office:value="0.202854878082871" calcext:value-type="float">
            <text:p>0.202854878082871</text:p>
          </table:table-cell>
          <table:table-cell office:value-type="float" office:value="0.0215906001627445" calcext:value-type="float">
            <text:p>0.0215906001627445</text:p>
          </table:table-cell>
          <table:table-cell office:value-type="float" office:value="0.181264277920127" calcext:value-type="float">
            <text:p>0.1812642779201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9-15T18:15:14.499606855</dc:date>
    <meta:editing-duration>PT33S</meta:editing-duration>
    <meta:editing-cycles>2</meta:editing-cycles>
    <meta:document-statistic meta:table-count="1" meta:cell-count="396" meta:object-count="0"/>
  </office:meta>
</office:document-meta>
</file>